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label.class</text:p>
          </table:table-cell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jay Nurjaya</text:p>
          </table:table-cell>
          <table:table-cell office:value-type="float" office:value="1000026">
            <text:p>1000026</text:p>
          </table:table-cell>
          <table:table-cell office:value-type="string">
            <text:p>HE~17ni&amp;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kbar Abdulrohim</text:p>
          </table:table-cell>
          <table:table-cell office:value-type="float" office:value="1000036">
            <text:p>1000036</text:p>
          </table:table-cell>
          <table:table-cell office:value-type="string">
            <text:p>5@Zw(2dE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ldin Putra jayadi</text:p>
          </table:table-cell>
          <table:table-cell office:value-type="float" office:value="1000046">
            <text:p>1000046</text:p>
          </table:table-cell>
          <table:table-cell office:value-type="string">
            <text:p>2jP^=D4o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li Syihab</text:p>
          </table:table-cell>
          <table:table-cell office:value-type="float" office:value="1000056">
            <text:p>1000056</text:p>
          </table:table-cell>
          <table:table-cell office:value-type="string">
            <text:p>8]Si7Mf#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nna Shintia</text:p>
          </table:table-cell>
          <table:table-cell office:value-type="float" office:value="1000066">
            <text:p>1000066</text:p>
          </table:table-cell>
          <table:table-cell office:value-type="string">
            <text:p>2F{)eWx4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nnisa Maulida</text:p>
          </table:table-cell>
          <table:table-cell office:value-type="float" office:value="1000076">
            <text:p>1000076</text:p>
          </table:table-cell>
          <table:table-cell office:value-type="string">
            <text:p>ehO1?^9W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ntia Febriyani</text:p>
          </table:table-cell>
          <table:table-cell office:value-type="float" office:value="1000086">
            <text:p>1000086</text:p>
          </table:table-cell>
          <table:table-cell office:value-type="string">
            <text:p>3Ab)?vJ5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adan Ramdani</text:p>
          </table:table-cell>
          <table:table-cell office:value-type="float" office:value="1000096">
            <text:p>1000096</text:p>
          </table:table-cell>
          <table:table-cell office:value-type="string">
            <text:p>B]1As[o7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estri Nur Meilani</text:p>
          </table:table-cell>
          <table:table-cell office:value-type="float" office:value="1000106">
            <text:p>1000106</text:p>
          </table:table-cell>
          <table:table-cell office:value-type="string">
            <text:p>5Bs6(y&amp;E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ewi Kunaesih</text:p>
          </table:table-cell>
          <table:table-cell office:value-type="float" office:value="1000116">
            <text:p>1000116</text:p>
          </table:table-cell>
          <table:table-cell office:value-type="string">
            <text:p>}2&amp;j8FiO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ini Yulianingsih</text:p>
          </table:table-cell>
          <table:table-cell office:value-type="float" office:value="1000126">
            <text:p>1000126</text:p>
          </table:table-cell>
          <table:table-cell office:value-type="string">
            <text:p>Q95!lM~j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ipa Ferdian</text:p>
          </table:table-cell>
          <table:table-cell office:value-type="float" office:value="1000136">
            <text:p>1000136</text:p>
          </table:table-cell>
          <table:table-cell office:value-type="string">
            <text:p>n&amp;3ZDa[9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wi Agustin</text:p>
          </table:table-cell>
          <table:table-cell office:value-type="float" office:value="1000146">
            <text:p>1000146</text:p>
          </table:table-cell>
          <table:table-cell office:value-type="string">
            <text:p>zP@*9Jh2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Evi Astuti</text:p>
          </table:table-cell>
          <table:table-cell office:value-type="float" office:value="1000156">
            <text:p>1000156</text:p>
          </table:table-cell>
          <table:table-cell office:value-type="string">
            <text:p>Y5{N3-gv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Fiqri Rizki Arianto</text:p>
          </table:table-cell>
          <table:table-cell office:value-type="float" office:value="1000166">
            <text:p>1000166</text:p>
          </table:table-cell>
          <table:table-cell office:value-type="string">
            <text:p>%b1E|A7f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Karmila Wulandari</text:p>
          </table:table-cell>
          <table:table-cell office:value-type="float" office:value="1000176">
            <text:p>1000176</text:p>
          </table:table-cell>
          <table:table-cell office:value-type="string">
            <text:p>WoPy8@|9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Laras Lourina</text:p>
          </table:table-cell>
          <table:table-cell office:value-type="float" office:value="1000186">
            <text:p>1000186</text:p>
          </table:table-cell>
          <table:table-cell office:value-type="string">
            <text:p>~wjD&amp;81S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Marini Isma</text:p>
          </table:table-cell>
          <table:table-cell office:value-type="float" office:value="1000196">
            <text:p>1000196</text:p>
          </table:table-cell>
          <table:table-cell office:value-type="string">
            <text:p>NhG^71_m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Muhamad Jumadi</text:p>
          </table:table-cell>
          <table:table-cell office:value-type="float" office:value="1000206">
            <text:p>1000206</text:p>
          </table:table-cell>
          <table:table-cell office:value-type="string">
            <text:p>*OLq7~u3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Muhamad Rizki A.S</text:p>
          </table:table-cell>
          <table:table-cell office:value-type="float" office:value="1000216">
            <text:p>1000216</text:p>
          </table:table-cell>
          <table:table-cell office:value-type="string">
            <text:p>5*%Zyf9C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ama Juan Saputra</text:p>
          </table:table-cell>
          <table:table-cell office:value-type="float" office:value="1000226">
            <text:p>1000226</text:p>
          </table:table-cell>
          <table:table-cell office:value-type="string">
            <text:p>9_w~A4Ve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atna Sumirat</text:p>
          </table:table-cell>
          <table:table-cell office:value-type="float" office:value="1000236">
            <text:p>1000236</text:p>
          </table:table-cell>
          <table:table-cell office:value-type="string">
            <text:p>7}e[K6cM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esha Pangestiana</text:p>
          </table:table-cell>
          <table:table-cell office:value-type="float" office:value="1000246">
            <text:p>1000246</text:p>
          </table:table-cell>
          <table:table-cell office:value-type="string">
            <text:p>4Hg)1fC}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esi Kusmawati</text:p>
          </table:table-cell>
          <table:table-cell office:value-type="float" office:value="1000256">
            <text:p>1000256</text:p>
          </table:table-cell>
          <table:table-cell office:value-type="string">
            <text:p>47HtD]_n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iani ismayanti</text:p>
          </table:table-cell>
          <table:table-cell office:value-type="float" office:value="1000266">
            <text:p>1000266</text:p>
          </table:table-cell>
          <table:table-cell office:value-type="string">
            <text:p>2y}N5eG^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M. Abdul K.Zaelani</text:p>
          </table:table-cell>
          <table:table-cell office:value-type="float" office:value="1000276">
            <text:p>1000276</text:p>
          </table:table-cell>
          <table:table-cell office:value-type="string">
            <text:p>X!*ruF68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Saeful Hendrian</text:p>
          </table:table-cell>
          <table:table-cell office:value-type="float" office:value="1000286">
            <text:p>1000286</text:p>
          </table:table-cell>
          <table:table-cell office:value-type="string">
            <text:p>l6N4?B(y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Sehan Alydrus</text:p>
          </table:table-cell>
          <table:table-cell office:value-type="float" office:value="1000296">
            <text:p>1000296</text:p>
          </table:table-cell>
          <table:table-cell office:value-type="string">
            <text:p>xRV=k51{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Siti ayu lestari</text:p>
          </table:table-cell>
          <table:table-cell office:value-type="float" office:value="1000306">
            <text:p>1000306</text:p>
          </table:table-cell>
          <table:table-cell office:value-type="string">
            <text:p>L(*F7mp6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Sopian Malik</text:p>
          </table:table-cell>
          <table:table-cell office:value-type="float" office:value="1000316">
            <text:p>1000316</text:p>
          </table:table-cell>
          <table:table-cell office:value-type="string">
            <text:p>e%RvL4~3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Syifa Pauko Rohmah</text:p>
          </table:table-cell>
          <table:table-cell office:value-type="float" office:value="1000326">
            <text:p>1000326</text:p>
          </table:table-cell>
          <table:table-cell office:value-type="string">
            <text:p>5@^7LhRy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Toni Ardiansyah</text:p>
          </table:table-cell>
          <table:table-cell office:value-type="float" office:value="1000336">
            <text:p>1000336</text:p>
          </table:table-cell>
          <table:table-cell office:value-type="string">
            <text:p>*41%NhfH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Tria Ayu Putri Andini</text:p>
          </table:table-cell>
          <table:table-cell office:value-type="float" office:value="1000346">
            <text:p>1000346</text:p>
          </table:table-cell>
          <table:table-cell office:value-type="string">
            <text:p>Q_D|84la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Verania Abdullah</text:p>
          </table:table-cell>
          <table:table-cell office:value-type="float" office:value="1000356">
            <text:p>1000356</text:p>
          </table:table-cell>
          <table:table-cell office:value-type="string">
            <text:p>gqA49{@D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Yeni Rahmawati</text:p>
          </table:table-cell>
          <table:table-cell office:value-type="float" office:value="1000366">
            <text:p>1000366</text:p>
          </table:table-cell>
          <table:table-cell office:value-type="string">
            <text:p>]nT1D9|j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Yopy Surahman</text:p>
          </table:table-cell>
          <table:table-cell office:value-type="float" office:value="1000376">
            <text:p>1000376</text:p>
          </table:table-cell>
          <table:table-cell office:value-type="string">
            <text:p>TP%k8v9+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Yulianti</text:p>
          </table:table-cell>
          <table:table-cell office:value-type="float" office:value="1000386">
            <text:p>1000386</text:p>
          </table:table-cell>
          <table:table-cell office:value-type="string">
            <text:p>C^av?B68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Yusnia Salevy</text:p>
          </table:table-cell>
          <table:table-cell office:value-type="float" office:value="1000396">
            <text:p>1000396</text:p>
          </table:table-cell>
          <table:table-cell office:value-type="string">
            <text:p>3xAW^8s-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bdul Haris</text:p>
          </table:table-cell>
          <table:table-cell office:value-type="float" office:value="1000016">
            <text:p>1000016</text:p>
          </table:table-cell>
          <table:table-cell office:value-type="string">
            <text:p>~Zd?e84V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hmad Najib Madzhar</text:p>
          </table:table-cell>
          <table:table-cell office:value-type="float" office:value="1000406">
            <text:p>1000406</text:p>
          </table:table-cell>
          <table:table-cell office:value-type="string">
            <text:p>ov?N5[2X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jeng Della Apriliani</text:p>
          </table:table-cell>
          <table:table-cell office:value-type="float" office:value="1000416">
            <text:p>1000416</text:p>
          </table:table-cell>
          <table:table-cell office:value-type="string">
            <text:p>1l}PF=g2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nis Pujiarti</text:p>
          </table:table-cell>
          <table:table-cell office:value-type="float" office:value="1000426">
            <text:p>1000426</text:p>
          </table:table-cell>
          <table:table-cell office:value-type="string">
            <text:p>a&amp;G92rS=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nisya syafitri</text:p>
          </table:table-cell>
          <table:table-cell office:value-type="float" office:value="1000436">
            <text:p>1000436</text:p>
          </table:table-cell>
          <table:table-cell office:value-type="string">
            <text:p>4Z9*Fa[d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rif fiansah</text:p>
          </table:table-cell>
          <table:table-cell office:value-type="float" office:value="1000446">
            <text:p>1000446</text:p>
          </table:table-cell>
          <table:table-cell office:value-type="string">
            <text:p>UsM=82?a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riif Maulana</text:p>
          </table:table-cell>
          <table:table-cell office:value-type="float" office:value="1000456">
            <text:p>1000456</text:p>
          </table:table-cell>
          <table:table-cell office:value-type="string">
            <text:p>m![67pHL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Bayu Raka</text:p>
          </table:table-cell>
          <table:table-cell office:value-type="float" office:value="1000466">
            <text:p>1000466</text:p>
          </table:table-cell>
          <table:table-cell office:value-type="string">
            <text:p>[@V8rEg4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Chaerul</text:p>
          </table:table-cell>
          <table:table-cell office:value-type="float" office:value="1000476">
            <text:p>1000476</text:p>
          </table:table-cell>
          <table:table-cell office:value-type="string">
            <text:p>3m^]Vu9H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Danis Oktaviana</text:p>
          </table:table-cell>
          <table:table-cell office:value-type="float" office:value="1000486">
            <text:p>1000486</text:p>
          </table:table-cell>
          <table:table-cell office:value-type="string">
            <text:p>r!1S[Vf9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Dzakiah Syachbana</text:p>
          </table:table-cell>
          <table:table-cell office:value-type="float" office:value="1000496">
            <text:p>1000496</text:p>
          </table:table-cell>
          <table:table-cell office:value-type="string">
            <text:p>)jFL2d-4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Elina Nurlaela Sari</text:p>
          </table:table-cell>
          <table:table-cell office:value-type="float" office:value="1000506">
            <text:p>1000506</text:p>
          </table:table-cell>
          <table:table-cell office:value-type="string">
            <text:p>&amp;l95B#Qs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Fadlillah</text:p>
          </table:table-cell>
          <table:table-cell office:value-type="float" office:value="1000516">
            <text:p>1000516</text:p>
          </table:table-cell>
          <table:table-cell office:value-type="string">
            <text:p>*r5#d9XW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Helmi Alfatah</text:p>
          </table:table-cell>
          <table:table-cell office:value-type="float" office:value="1000526">
            <text:p>1000526</text:p>
          </table:table-cell>
          <table:table-cell office:value-type="string">
            <text:p>9+Ghx6D-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Helvi Julianti</text:p>
          </table:table-cell>
          <table:table-cell office:value-type="float" office:value="1000536">
            <text:p>1000536</text:p>
          </table:table-cell>
          <table:table-cell office:value-type="string">
            <text:p>=34yH+dY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ka Nur Ilmi</text:p>
          </table:table-cell>
          <table:table-cell office:value-type="float" office:value="1000546">
            <text:p>1000546</text:p>
          </table:table-cell>
          <table:table-cell office:value-type="string">
            <text:p>ajG8B%(4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kbal Sutisna</text:p>
          </table:table-cell>
          <table:table-cell office:value-type="float" office:value="1000556">
            <text:p>1000556</text:p>
          </table:table-cell>
          <table:table-cell office:value-type="string">
            <text:p>5!}sCM8x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man Firmansyah</text:p>
          </table:table-cell>
          <table:table-cell office:value-type="float" office:value="1000566">
            <text:p>1000566</text:p>
          </table:table-cell>
          <table:table-cell office:value-type="string">
            <text:p>9[oEhY|3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na Safitri</text:p>
          </table:table-cell>
          <table:table-cell office:value-type="float" office:value="1000576">
            <text:p>1000576</text:p>
          </table:table-cell>
          <table:table-cell office:value-type="string">
            <text:p>a]8^tP4I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rawati</text:p>
          </table:table-cell>
          <table:table-cell office:value-type="float" office:value="1000586">
            <text:p>1000586</text:p>
          </table:table-cell>
          <table:table-cell office:value-type="string">
            <text:p>P1Q2z{d.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stia Rohana</text:p>
          </table:table-cell>
          <table:table-cell office:value-type="float" office:value="1000596">
            <text:p>1000596</text:p>
          </table:table-cell>
          <table:table-cell office:value-type="string">
            <text:p>8zA{i)7V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Mia Anggraeni</text:p>
          </table:table-cell>
          <table:table-cell office:value-type="float" office:value="1000606">
            <text:p>1000606</text:p>
          </table:table-cell>
          <table:table-cell office:value-type="string">
            <text:p>u4Dc?3R}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Misbahudin</text:p>
          </table:table-cell>
          <table:table-cell office:value-type="float" office:value="1000616">
            <text:p>1000616</text:p>
          </table:table-cell>
          <table:table-cell office:value-type="string">
            <text:p>Xk+I93c[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Moch. Ramdoni</text:p>
          </table:table-cell>
          <table:table-cell office:value-type="float" office:value="1000626">
            <text:p>1000626</text:p>
          </table:table-cell>
          <table:table-cell office:value-type="string">
            <text:p>}lN|51bK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Muhamad Dika</text:p>
          </table:table-cell>
          <table:table-cell office:value-type="float" office:value="1000636">
            <text:p>1000636</text:p>
          </table:table-cell>
          <table:table-cell office:value-type="string">
            <text:p>?7yKE_o1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Muhamad Nur Rizki</text:p>
          </table:table-cell>
          <table:table-cell office:value-type="float" office:value="1000646">
            <text:p>1000646</text:p>
          </table:table-cell>
          <table:table-cell office:value-type="string">
            <text:p>1Ou.L7@e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Nina Sukartini</text:p>
          </table:table-cell>
          <table:table-cell office:value-type="float" office:value="1000656">
            <text:p>1000656</text:p>
          </table:table-cell>
          <table:table-cell office:value-type="string">
            <text:p>q4i&amp;T8H)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Novita Putri</text:p>
          </table:table-cell>
          <table:table-cell office:value-type="float" office:value="1000666">
            <text:p>1000666</text:p>
          </table:table-cell>
          <table:table-cell office:value-type="string">
            <text:p>oQY%{73h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Nuria Lestari</text:p>
          </table:table-cell>
          <table:table-cell office:value-type="float" office:value="1000676">
            <text:p>1000676</text:p>
          </table:table-cell>
          <table:table-cell office:value-type="string">
            <text:p>~&amp;As19Zd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Odi Agung Hermawan</text:p>
          </table:table-cell>
          <table:table-cell office:value-type="float" office:value="1000686">
            <text:p>1000686</text:p>
          </table:table-cell>
          <table:table-cell office:value-type="string">
            <text:p>e9W?P5j@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Putri Maharani Citra</text:p>
          </table:table-cell>
          <table:table-cell office:value-type="float" office:value="1000696">
            <text:p>1000696</text:p>
          </table:table-cell>
          <table:table-cell office:value-type="string">
            <text:p>7Hvu5G-@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Rangga Nugraha P.</text:p>
          </table:table-cell>
          <table:table-cell office:value-type="float" office:value="1000706">
            <text:p>1000706</text:p>
          </table:table-cell>
          <table:table-cell office:value-type="string">
            <text:p>IlL!4t5&amp;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Riska Rustiani</text:p>
          </table:table-cell>
          <table:table-cell office:value-type="float" office:value="1000716">
            <text:p>1000716</text:p>
          </table:table-cell>
          <table:table-cell office:value-type="string">
            <text:p>|v24Ma#D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Rivan Azhar</text:p>
          </table:table-cell>
          <table:table-cell office:value-type="float" office:value="1000726">
            <text:p>1000726</text:p>
          </table:table-cell>
          <table:table-cell office:value-type="string">
            <text:p>j4KeQ5*=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Rizki Permana</text:p>
          </table:table-cell>
          <table:table-cell office:value-type="float" office:value="1000736">
            <text:p>1000736</text:p>
          </table:table-cell>
          <table:table-cell office:value-type="string">
            <text:p>In]7fE*2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Sindi Karlina</text:p>
          </table:table-cell>
          <table:table-cell office:value-type="float" office:value="1000746">
            <text:p>1000746</text:p>
          </table:table-cell>
          <table:table-cell office:value-type="string">
            <text:p>L^1~3jBm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Siti Asiyah</text:p>
          </table:table-cell>
          <table:table-cell office:value-type="float" office:value="1000756">
            <text:p>1000756</text:p>
          </table:table-cell>
          <table:table-cell office:value-type="string">
            <text:p>2~svLP]8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Siti Maryanti</text:p>
          </table:table-cell>
          <table:table-cell office:value-type="float" office:value="1000766">
            <text:p>1000766</text:p>
          </table:table-cell>
          <table:table-cell office:value-type="string">
            <text:p>3]KJ-8li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Tanti Marlina</text:p>
          </table:table-cell>
          <table:table-cell office:value-type="float" office:value="1000776">
            <text:p>1000776</text:p>
          </table:table-cell>
          <table:table-cell office:value-type="string">
            <text:p>.@LC64yz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Tri Aprilianita</text:p>
          </table:table-cell>
          <table:table-cell office:value-type="float" office:value="1000786">
            <text:p>1000786</text:p>
          </table:table-cell>
          <table:table-cell office:value-type="string">
            <text:p>~2rOY3n]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Wita Aulia</text:p>
          </table:table-cell>
          <table:table-cell office:value-type="float" office:value="1000796">
            <text:p>1000796</text:p>
          </table:table-cell>
          <table:table-cell office:value-type="string">
            <text:p>^2.A7zYj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Aden Surya Wijaya</text:p>
          </table:table-cell>
          <table:table-cell office:value-type="float" office:value="1000806">
            <text:p>1000806</text:p>
          </table:table-cell>
          <table:table-cell office:value-type="string">
            <text:p>|2Xu%Re3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Aldi</text:p>
          </table:table-cell>
          <table:table-cell office:value-type="float" office:value="1000816">
            <text:p>1000816</text:p>
          </table:table-cell>
          <table:table-cell office:value-type="string">
            <text:p>9.a?fXN2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Ammar</text:p>
          </table:table-cell>
          <table:table-cell office:value-type="float" office:value="1000826">
            <text:p>1000826</text:p>
          </table:table-cell>
          <table:table-cell office:value-type="string">
            <text:p>18ENl}_h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Arif Rahman</text:p>
          </table:table-cell>
          <table:table-cell office:value-type="float" office:value="1000836">
            <text:p>1000836</text:p>
          </table:table-cell>
          <table:table-cell office:value-type="string">
            <text:p>1OK4k|b)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Dea Amelia</text:p>
          </table:table-cell>
          <table:table-cell office:value-type="float" office:value="1000846">
            <text:p>1000846</text:p>
          </table:table-cell>
          <table:table-cell office:value-type="string">
            <text:p>^6~nOmZ5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Dede Hasanudin</text:p>
          </table:table-cell>
          <table:table-cell office:value-type="float" office:value="1000856">
            <text:p>1000856</text:p>
          </table:table-cell>
          <table:table-cell office:value-type="string">
            <text:p>De|*s25U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Deris Hidayat</text:p>
          </table:table-cell>
          <table:table-cell office:value-type="float" office:value="1000866">
            <text:p>1000866</text:p>
          </table:table-cell>
          <table:table-cell office:value-type="string">
            <text:p>d]7B?U8l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Desti Indriyani</text:p>
          </table:table-cell>
          <table:table-cell office:value-type="float" office:value="1000876">
            <text:p>1000876</text:p>
          </table:table-cell>
          <table:table-cell office:value-type="string">
            <text:p>cS~25=eZ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Eli Fadilah</text:p>
          </table:table-cell>
          <table:table-cell office:value-type="float" office:value="1000886">
            <text:p>1000886</text:p>
          </table:table-cell>
          <table:table-cell office:value-type="string">
            <text:p>X6!1vjI{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Ergi Khaddafi</text:p>
          </table:table-cell>
          <table:table-cell office:value-type="float" office:value="1000896">
            <text:p>1000896</text:p>
          </table:table-cell>
          <table:table-cell office:value-type="string">
            <text:p>i*5Hh4V.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Ervan Andri Antoro</text:p>
          </table:table-cell>
          <table:table-cell office:value-type="float" office:value="1000906">
            <text:p>1000906</text:p>
          </table:table-cell>
          <table:table-cell office:value-type="string">
            <text:p>VPi#p7%5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Ervini Evendi</text:p>
          </table:table-cell>
          <table:table-cell office:value-type="float" office:value="1000916">
            <text:p>1000916</text:p>
          </table:table-cell>
          <table:table-cell office:value-type="string">
            <text:p>=v|15DQe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Fani Anggraeni</text:p>
          </table:table-cell>
          <table:table-cell office:value-type="float" office:value="1000926">
            <text:p>1000926</text:p>
          </table:table-cell>
          <table:table-cell office:value-type="string">
            <text:p>}s8+O1xJ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Firmansyah</text:p>
          </table:table-cell>
          <table:table-cell office:value-type="float" office:value="1000936">
            <text:p>1000936</text:p>
          </table:table-cell>
          <table:table-cell office:value-type="string">
            <text:p>Zjo6=@E8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Fredly Eriyandi</text:p>
          </table:table-cell>
          <table:table-cell office:value-type="float" office:value="1000946">
            <text:p>1000946</text:p>
          </table:table-cell>
          <table:table-cell office:value-type="string">
            <text:p>wL|5Ch9!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Gusti N Utami R</text:p>
          </table:table-cell>
          <table:table-cell office:value-type="float" office:value="1000956">
            <text:p>1000956</text:p>
          </table:table-cell>
          <table:table-cell office:value-type="string">
            <text:p>5!=4MgjL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Hirmati Sri Bintang M</text:p>
          </table:table-cell>
          <table:table-cell office:value-type="float" office:value="1000966">
            <text:p>1000966</text:p>
          </table:table-cell>
          <table:table-cell office:value-type="string">
            <text:p>=-o8UB2h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Ilham Hilmansyah</text:p>
          </table:table-cell>
          <table:table-cell office:value-type="float" office:value="1000976">
            <text:p>1000976</text:p>
          </table:table-cell>
          <table:table-cell office:value-type="string">
            <text:p>8H&amp;)Qxc6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Indriyanti</text:p>
          </table:table-cell>
          <table:table-cell office:value-type="float" office:value="1000986">
            <text:p>1000986</text:p>
          </table:table-cell>
          <table:table-cell office:value-type="string">
            <text:p>]zU*5hG4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Iqbal Alfayed</text:p>
          </table:table-cell>
          <table:table-cell office:value-type="float" office:value="1000996">
            <text:p>1000996</text:p>
          </table:table-cell>
          <table:table-cell office:value-type="string">
            <text:p>Ti.w47H%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Irfan nur hakim</text:p>
          </table:table-cell>
          <table:table-cell office:value-type="float" office:value="1001006">
            <text:p>1001006</text:p>
          </table:table-cell>
          <table:table-cell office:value-type="string">
            <text:p>6ye%J2A[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M. Hadi Hermawan</text:p>
          </table:table-cell>
          <table:table-cell office:value-type="float" office:value="1001016">
            <text:p>1001016</text:p>
          </table:table-cell>
          <table:table-cell office:value-type="string">
            <text:p>OvY}l5(2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Marsela Sufianti</text:p>
          </table:table-cell>
          <table:table-cell office:value-type="float" office:value="1001026">
            <text:p>1001026</text:p>
          </table:table-cell>
          <table:table-cell office:value-type="string">
            <text:p>j_1nP9R-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Misbah</text:p>
          </table:table-cell>
          <table:table-cell office:value-type="float" office:value="1001036">
            <text:p>1001036</text:p>
          </table:table-cell>
          <table:table-cell office:value-type="string">
            <text:p>9lP|W+8y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Muhamad Saepudin</text:p>
          </table:table-cell>
          <table:table-cell office:value-type="float" office:value="1001046">
            <text:p>1001046</text:p>
          </table:table-cell>
          <table:table-cell office:value-type="string">
            <text:p>r&amp;1D8wH}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Muhammad Kardonov</text:p>
          </table:table-cell>
          <table:table-cell office:value-type="float" office:value="1001056">
            <text:p>1001056</text:p>
          </table:table-cell>
          <table:table-cell office:value-type="string">
            <text:p>L6m8#cH@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Noviana Dwi Fegita</text:p>
          </table:table-cell>
          <table:table-cell office:value-type="float" office:value="1001066">
            <text:p>1001066</text:p>
          </table:table-cell>
          <table:table-cell office:value-type="string">
            <text:p>*4JM3yb?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Nur fenti Handayani</text:p>
          </table:table-cell>
          <table:table-cell office:value-type="float" office:value="1001076">
            <text:p>1001076</text:p>
          </table:table-cell>
          <table:table-cell office:value-type="string">
            <text:p>Tb_7Kx|3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Nurhalimah</text:p>
          </table:table-cell>
          <table:table-cell office:value-type="float" office:value="1001086">
            <text:p>1001086</text:p>
          </table:table-cell>
          <table:table-cell office:value-type="string">
            <text:p>41jDB*x.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Purnama</text:p>
          </table:table-cell>
          <table:table-cell office:value-type="float" office:value="1001096">
            <text:p>1001096</text:p>
          </table:table-cell>
          <table:table-cell office:value-type="string">
            <text:p>^V|z7F3d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Putri Eka Pratiwi</text:p>
          </table:table-cell>
          <table:table-cell office:value-type="float" office:value="1001106">
            <text:p>1001106</text:p>
          </table:table-cell>
          <table:table-cell office:value-type="string">
            <text:p>2Zew+^X1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Rismawati Solihah</text:p>
          </table:table-cell>
          <table:table-cell office:value-type="float" office:value="1001116">
            <text:p>1001116</text:p>
          </table:table-cell>
          <table:table-cell office:value-type="string">
            <text:p>6Fq1g-U~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Rurrie</text:p>
          </table:table-cell>
          <table:table-cell office:value-type="float" office:value="1001126">
            <text:p>1001126</text:p>
          </table:table-cell>
          <table:table-cell office:value-type="string">
            <text:p>[sa2!ZC1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Salman A</text:p>
          </table:table-cell>
          <table:table-cell office:value-type="float" office:value="1001136">
            <text:p>1001136</text:p>
          </table:table-cell>
          <table:table-cell office:value-type="string">
            <text:p>Q-38q[Sl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Stella Alicea</text:p>
          </table:table-cell>
          <table:table-cell office:value-type="float" office:value="1001146">
            <text:p>1001146</text:p>
          </table:table-cell>
          <table:table-cell office:value-type="string">
            <text:p>z2]4VKs)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Syeikh Anugrah</text:p>
          </table:table-cell>
          <table:table-cell office:value-type="float" office:value="1001156">
            <text:p>1001156</text:p>
          </table:table-cell>
          <table:table-cell office:value-type="string">
            <text:p>i#L_X58r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Widi Alawiyah</text:p>
          </table:table-cell>
          <table:table-cell office:value-type="float" office:value="1001166">
            <text:p>1001166</text:p>
          </table:table-cell>
          <table:table-cell office:value-type="string">
            <text:p>Qc^s5V+7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Widia Herawati</text:p>
          </table:table-cell>
          <table:table-cell office:value-type="float" office:value="1001176">
            <text:p>1001176</text:p>
          </table:table-cell>
          <table:table-cell office:value-type="string">
            <text:p>61bFQz{(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Yayan Heryana</text:p>
          </table:table-cell>
          <table:table-cell office:value-type="float" office:value="1001186">
            <text:p>1001186</text:p>
          </table:table-cell>
          <table:table-cell office:value-type="string">
            <text:p>me@2_1YZ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Yuni Anggraeni</text:p>
          </table:table-cell>
          <table:table-cell office:value-type="float" office:value="1001196">
            <text:p>1001196</text:p>
          </table:table-cell>
          <table:table-cell office:value-type="string">
            <text:p>Zt98sC~^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Ade Iskandar</text:p>
          </table:table-cell>
          <table:table-cell office:value-type="float" office:value="1001206">
            <text:p>1001206</text:p>
          </table:table-cell>
          <table:table-cell office:value-type="string">
            <text:p>F(k78M=g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Ahmad Jaelani</text:p>
          </table:table-cell>
          <table:table-cell office:value-type="float" office:value="1001216">
            <text:p>1001216</text:p>
          </table:table-cell>
          <table:table-cell office:value-type="string">
            <text:p>9AbZ2{e!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Alfin Ardiyansyah</text:p>
          </table:table-cell>
          <table:table-cell office:value-type="float" office:value="1001226">
            <text:p>1001226</text:p>
          </table:table-cell>
          <table:table-cell office:value-type="string">
            <text:p>Bgp91S#=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Ardiatna Munggaran</text:p>
          </table:table-cell>
          <table:table-cell office:value-type="float" office:value="1001236">
            <text:p>1001236</text:p>
          </table:table-cell>
          <table:table-cell office:value-type="string">
            <text:p>k1N@f|4T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Bubun Burhanudin</text:p>
          </table:table-cell>
          <table:table-cell office:value-type="float" office:value="1001246">
            <text:p>1001246</text:p>
          </table:table-cell>
          <table:table-cell office:value-type="string">
            <text:p>g*O51yX|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Deanuke Septi Prilastian</text:p>
          </table:table-cell>
          <table:table-cell office:value-type="float" office:value="1001256">
            <text:p>1001256</text:p>
          </table:table-cell>
          <table:table-cell office:value-type="string">
            <text:p>D5hx1|S.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Dira Ferdiansyah</text:p>
          </table:table-cell>
          <table:table-cell office:value-type="float" office:value="1001266">
            <text:p>1001266</text:p>
          </table:table-cell>
          <table:table-cell office:value-type="string">
            <text:p>69w}aNJ=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Dwi Rabiyani</text:p>
          </table:table-cell>
          <table:table-cell office:value-type="float" office:value="1001276">
            <text:p>1001276</text:p>
          </table:table-cell>
          <table:table-cell office:value-type="string">
            <text:p>5Mr&amp;j]K3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Elsa Yuaditia Agustin</text:p>
          </table:table-cell>
          <table:table-cell office:value-type="float" office:value="1001286">
            <text:p>1001286</text:p>
          </table:table-cell>
          <table:table-cell office:value-type="string">
            <text:p>V@Ia1k]2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Fera Aryawati</text:p>
          </table:table-cell>
          <table:table-cell office:value-type="float" office:value="1001296">
            <text:p>1001296</text:p>
          </table:table-cell>
          <table:table-cell office:value-type="string">
            <text:p>=Vu7~K2r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Giska Ayu Sisciati</text:p>
          </table:table-cell>
          <table:table-cell office:value-type="float" office:value="1001306">
            <text:p>1001306</text:p>
          </table:table-cell>
          <table:table-cell office:value-type="string">
            <text:p>W8uq5S@{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Herdiansyah</text:p>
          </table:table-cell>
          <table:table-cell office:value-type="float" office:value="1001316">
            <text:p>1001316</text:p>
          </table:table-cell>
          <table:table-cell office:value-type="string">
            <text:p>%qHF4_2y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I Dongan Panjaitan</text:p>
          </table:table-cell>
          <table:table-cell office:value-type="float" office:value="1001326">
            <text:p>1001326</text:p>
          </table:table-cell>
          <table:table-cell office:value-type="string">
            <text:p>[|b9GnH5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Ilham Maulana</text:p>
          </table:table-cell>
          <table:table-cell office:value-type="float" office:value="1001336">
            <text:p>1001336</text:p>
          </table:table-cell>
          <table:table-cell office:value-type="string">
            <text:p>K7~8X!pk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Inanda Trihardiyanti</text:p>
          </table:table-cell>
          <table:table-cell office:value-type="float" office:value="1001346">
            <text:p>1001346</text:p>
          </table:table-cell>
          <table:table-cell office:value-type="string">
            <text:p>9kT7D!]d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Isvi Rahmayanti</text:p>
          </table:table-cell>
          <table:table-cell office:value-type="float" office:value="1001356">
            <text:p>1001356</text:p>
          </table:table-cell>
          <table:table-cell office:value-type="string">
            <text:p>ZP9^1p}o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Iwan Kurniawan</text:p>
          </table:table-cell>
          <table:table-cell office:value-type="float" office:value="1001366">
            <text:p>1001366</text:p>
          </table:table-cell>
          <table:table-cell office:value-type="string">
            <text:p>%#BA9rs4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Kiran Apriyana</text:p>
          </table:table-cell>
          <table:table-cell office:value-type="float" office:value="1001376">
            <text:p>1001376</text:p>
          </table:table-cell>
          <table:table-cell office:value-type="string">
            <text:p>4j@k9}MD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 Teguh Fachrizal</text:p>
          </table:table-cell>
          <table:table-cell office:value-type="float" office:value="1001386">
            <text:p>1001386</text:p>
          </table:table-cell>
          <table:table-cell office:value-type="string">
            <text:p>M+)7G3wl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. Adam Kurniawan</text:p>
          </table:table-cell>
          <table:table-cell office:value-type="float" office:value="1001396">
            <text:p>1001396</text:p>
          </table:table-cell>
          <table:table-cell office:value-type="string">
            <text:p>a*n%R7T3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audina Kusnadi</text:p>
          </table:table-cell>
          <table:table-cell office:value-type="float" office:value="1001406">
            <text:p>1001406</text:p>
          </table:table-cell>
          <table:table-cell office:value-type="string">
            <text:p>l4Z%1gS{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oh. Syahdan Nur</text:p>
          </table:table-cell>
          <table:table-cell office:value-type="float" office:value="1001416">
            <text:p>1001416</text:p>
          </table:table-cell>
          <table:table-cell office:value-type="string">
            <text:p>qZo9W1@%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oh.Sholeh</text:p>
          </table:table-cell>
          <table:table-cell office:value-type="float" office:value="1001426">
            <text:p>1001426</text:p>
          </table:table-cell>
          <table:table-cell office:value-type="string">
            <text:p>J8*9~dkF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uhamad Fadillah</text:p>
          </table:table-cell>
          <table:table-cell office:value-type="float" office:value="1001436">
            <text:p>1001436</text:p>
          </table:table-cell>
          <table:table-cell office:value-type="string">
            <text:p>9mX_1}Do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uhamad Iqbal</text:p>
          </table:table-cell>
          <table:table-cell office:value-type="float" office:value="1001446">
            <text:p>1001446</text:p>
          </table:table-cell>
          <table:table-cell office:value-type="string">
            <text:p>j8Y7~#pB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Nira Holipah</text:p>
          </table:table-cell>
          <table:table-cell office:value-type="float" office:value="1001456">
            <text:p>1001456</text:p>
          </table:table-cell>
          <table:table-cell office:value-type="string">
            <text:p>z1%9Nd+G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Pusvitha Andriani</text:p>
          </table:table-cell>
          <table:table-cell office:value-type="float" office:value="1001466">
            <text:p>1001466</text:p>
          </table:table-cell>
          <table:table-cell office:value-type="string">
            <text:p>Zxn|5.T2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R. Bagoes Yoga Pambudi</text:p>
          </table:table-cell>
          <table:table-cell office:value-type="float" office:value="1001476">
            <text:p>1001476</text:p>
          </table:table-cell>
          <table:table-cell office:value-type="string">
            <text:p>qSZs4#~2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Rani rahmawati</text:p>
          </table:table-cell>
          <table:table-cell office:value-type="float" office:value="1001486">
            <text:p>1001486</text:p>
          </table:table-cell>
          <table:table-cell office:value-type="string">
            <text:p>9%i7Pp{Z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Reghita Athya Loka</text:p>
          </table:table-cell>
          <table:table-cell office:value-type="float" office:value="1001496">
            <text:p>1001496</text:p>
          </table:table-cell>
          <table:table-cell office:value-type="string">
            <text:p>k!?HC74o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abil Saptaji</text:p>
          </table:table-cell>
          <table:table-cell office:value-type="float" office:value="1001506">
            <text:p>1001506</text:p>
          </table:table-cell>
          <table:table-cell office:value-type="string">
            <text:p>U+s@4oX7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afitri W</text:p>
          </table:table-cell>
          <table:table-cell office:value-type="float" office:value="1001516">
            <text:p>1001516</text:p>
          </table:table-cell>
          <table:table-cell office:value-type="string">
            <text:p>2)H|My7n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ahru Rizki Maulidi</text:p>
          </table:table-cell>
          <table:table-cell office:value-type="float" office:value="1001526">
            <text:p>1001526</text:p>
          </table:table-cell>
          <table:table-cell office:value-type="string">
            <text:p>pN37@rY}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etiadi Kusuma</text:p>
          </table:table-cell>
          <table:table-cell office:value-type="float" office:value="1001536">
            <text:p>1001536</text:p>
          </table:table-cell>
          <table:table-cell office:value-type="string">
            <text:p>?4)u8eNC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hinta Yuniar</text:p>
          </table:table-cell>
          <table:table-cell office:value-type="float" office:value="1001546">
            <text:p>1001546</text:p>
          </table:table-cell>
          <table:table-cell office:value-type="string">
            <text:p>e]53wTV)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iti Fatimah</text:p>
          </table:table-cell>
          <table:table-cell office:value-type="float" office:value="1001556">
            <text:p>1001556</text:p>
          </table:table-cell>
          <table:table-cell office:value-type="string">
            <text:p>?{mQ9K1s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iti Halimah</text:p>
          </table:table-cell>
          <table:table-cell office:value-type="float" office:value="1001566">
            <text:p>1001566</text:p>
          </table:table-cell>
          <table:table-cell office:value-type="string">
            <text:p>}2E3|aXh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TB Zensi Fadillah</text:p>
          </table:table-cell>
          <table:table-cell office:value-type="float" office:value="1001576">
            <text:p>1001576</text:p>
          </table:table-cell>
          <table:table-cell office:value-type="string">
            <text:p>oF&amp;4q6_P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Yulianti</text:p>
          </table:table-cell>
          <table:table-cell office:value-type="float" office:value="1001586">
            <text:p>1001586</text:p>
          </table:table-cell>
          <table:table-cell office:value-type="string">
            <text:p>9TiK_3+b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Yunita Anggraeni</text:p>
          </table:table-cell>
          <table:table-cell office:value-type="float" office:value="1001596">
            <text:p>1001596</text:p>
          </table:table-cell>
          <table:table-cell office:value-type="string">
            <text:p>~36agKS[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Abdul Rahman</text:p>
          </table:table-cell>
          <table:table-cell office:value-type="float" office:value="1001606">
            <text:p>1001606</text:p>
          </table:table-cell>
          <table:table-cell office:value-type="string">
            <text:p>i1qM%C(8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Achmad Taufan</text:p>
          </table:table-cell>
          <table:table-cell office:value-type="float" office:value="1001616">
            <text:p>1001616</text:p>
          </table:table-cell>
          <table:table-cell office:value-type="string">
            <text:p>Xw4+1My#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Ardian Haryanto</text:p>
          </table:table-cell>
          <table:table-cell office:value-type="float" office:value="1001626">
            <text:p>1001626</text:p>
          </table:table-cell>
          <table:table-cell office:value-type="string">
            <text:p>W9ib2](F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Devi Sri Wahyuni</text:p>
          </table:table-cell>
          <table:table-cell office:value-type="float" office:value="1001636">
            <text:p>1001636</text:p>
          </table:table-cell>
          <table:table-cell office:value-type="string">
            <text:p>kV7w1|[N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Dewi Mayang Sari</text:p>
          </table:table-cell>
          <table:table-cell office:value-type="float" office:value="1001646">
            <text:p>1001646</text:p>
          </table:table-cell>
          <table:table-cell office:value-type="string">
            <text:p>36%Gy+Rw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Dila Maulida</text:p>
          </table:table-cell>
          <table:table-cell office:value-type="float" office:value="1001656">
            <text:p>1001656</text:p>
          </table:table-cell>
          <table:table-cell office:value-type="string">
            <text:p>q.1P_bA4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Doni Hermawan</text:p>
          </table:table-cell>
          <table:table-cell office:value-type="float" office:value="1001666">
            <text:p>1001666</text:p>
          </table:table-cell>
          <table:table-cell office:value-type="string">
            <text:p>^1mgKJ6~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Dwi agustina</text:p>
          </table:table-cell>
          <table:table-cell office:value-type="float" office:value="1001676">
            <text:p>1001676</text:p>
          </table:table-cell>
          <table:table-cell office:value-type="string">
            <text:p>Y1=Rfi3^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Elia Maulidini</text:p>
          </table:table-cell>
          <table:table-cell office:value-type="float" office:value="1001686">
            <text:p>1001686</text:p>
          </table:table-cell>
          <table:table-cell office:value-type="string">
            <text:p>A4|gWb3+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fitria Nur Alpiah</text:p>
          </table:table-cell>
          <table:table-cell office:value-type="float" office:value="1001696">
            <text:p>1001696</text:p>
          </table:table-cell>
          <table:table-cell office:value-type="string">
            <text:p>{4Q(Y3as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Helmy Sephani</text:p>
          </table:table-cell>
          <table:table-cell office:value-type="float" office:value="1001706">
            <text:p>1001706</text:p>
          </table:table-cell>
          <table:table-cell office:value-type="string">
            <text:p>&amp;.feA1Z8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Hendra</text:p>
          </table:table-cell>
          <table:table-cell office:value-type="float" office:value="1001716">
            <text:p>1001716</text:p>
          </table:table-cell>
          <table:table-cell office:value-type="string">
            <text:p>8|bCgS&amp;7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Ira Fitriana Herman</text:p>
          </table:table-cell>
          <table:table-cell office:value-type="float" office:value="1001726">
            <text:p>1001726</text:p>
          </table:table-cell>
          <table:table-cell office:value-type="string">
            <text:p>6wOp[~F3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Irfan Nur Cahya</text:p>
          </table:table-cell>
          <table:table-cell office:value-type="float" office:value="1001736">
            <text:p>1001736</text:p>
          </table:table-cell>
          <table:table-cell office:value-type="string">
            <text:p>q7Yb?U_8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Irfan Nurdin</text:p>
          </table:table-cell>
          <table:table-cell office:value-type="float" office:value="1001746">
            <text:p>1001746</text:p>
          </table:table-cell>
          <table:table-cell office:value-type="string">
            <text:p>-a[18AvU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Kadina</text:p>
          </table:table-cell>
          <table:table-cell office:value-type="float" office:value="1001756">
            <text:p>1001756</text:p>
          </table:table-cell>
          <table:table-cell office:value-type="string">
            <text:p>jNJ1=5a)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Koko Setyo Asmoro</text:p>
          </table:table-cell>
          <table:table-cell office:value-type="float" office:value="1001766">
            <text:p>1001766</text:p>
          </table:table-cell>
          <table:table-cell office:value-type="string">
            <text:p>y?ZT68t@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M. Safrudin</text:p>
          </table:table-cell>
          <table:table-cell office:value-type="float" office:value="1001776">
            <text:p>1001776</text:p>
          </table:table-cell>
          <table:table-cell office:value-type="string">
            <text:p>A|Y^3vp2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Maulana Fitri</text:p>
          </table:table-cell>
          <table:table-cell office:value-type="float" office:value="1001786">
            <text:p>1001786</text:p>
          </table:table-cell>
          <table:table-cell office:value-type="string">
            <text:p>S|7Gfb]3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Muhamad Gunawan</text:p>
          </table:table-cell>
          <table:table-cell office:value-type="float" office:value="1001796">
            <text:p>1001796</text:p>
          </table:table-cell>
          <table:table-cell office:value-type="string">
            <text:p>[1{hUMu9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Muhamad Jamaludin</text:p>
          </table:table-cell>
          <table:table-cell office:value-type="float" office:value="1001806">
            <text:p>1001806</text:p>
          </table:table-cell>
          <table:table-cell office:value-type="string">
            <text:p>te7K[6+C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Muhamad Nuryadi</text:p>
          </table:table-cell>
          <table:table-cell office:value-type="float" office:value="1001816">
            <text:p>1001816</text:p>
          </table:table-cell>
          <table:table-cell office:value-type="string">
            <text:p>@Od85Xy+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Nenden Beanuri</text:p>
          </table:table-cell>
          <table:table-cell office:value-type="float" office:value="1001826">
            <text:p>1001826</text:p>
          </table:table-cell>
          <table:table-cell office:value-type="string">
            <text:p>~3|Uwl5F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Ninuk Wulandari</text:p>
          </table:table-cell>
          <table:table-cell office:value-type="float" office:value="1001836">
            <text:p>1001836</text:p>
          </table:table-cell>
          <table:table-cell office:value-type="string">
            <text:p>5%tT!m1S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Nira Apriani</text:p>
          </table:table-cell>
          <table:table-cell office:value-type="float" office:value="1001846">
            <text:p>1001846</text:p>
          </table:table-cell>
          <table:table-cell office:value-type="string">
            <text:p>#PT7vu@8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Novi Septian</text:p>
          </table:table-cell>
          <table:table-cell office:value-type="float" office:value="1001856">
            <text:p>1001856</text:p>
          </table:table-cell>
          <table:table-cell office:value-type="string">
            <text:p>6*LH9vh&amp;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Puspita Hen</text:p>
          </table:table-cell>
          <table:table-cell office:value-type="float" office:value="1001866">
            <text:p>1001866</text:p>
          </table:table-cell>
          <table:table-cell office:value-type="string">
            <text:p>P?W5h}8b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Ramdan Hidayat</text:p>
          </table:table-cell>
          <table:table-cell office:value-type="float" office:value="1001876">
            <text:p>1001876</text:p>
          </table:table-cell>
          <table:table-cell office:value-type="string">
            <text:p>9o#XIm4&amp;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Resdayanti Ayu Sistianin</text:p>
          </table:table-cell>
          <table:table-cell office:value-type="float" office:value="1001886">
            <text:p>1001886</text:p>
          </table:table-cell>
          <table:table-cell office:value-type="string">
            <text:p>]1i3t-WU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Ricky Rifaldi</text:p>
          </table:table-cell>
          <table:table-cell office:value-type="float" office:value="1001896">
            <text:p>1001896</text:p>
          </table:table-cell>
          <table:table-cell office:value-type="string">
            <text:p>U8frV(3~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Risnandar</text:p>
          </table:table-cell>
          <table:table-cell office:value-type="float" office:value="1001906">
            <text:p>1001906</text:p>
          </table:table-cell>
          <table:table-cell office:value-type="string">
            <text:p>Q7zC8s~*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Sarif Hidayat</text:p>
          </table:table-cell>
          <table:table-cell office:value-type="float" office:value="1001916">
            <text:p>1001916</text:p>
          </table:table-cell>
          <table:table-cell office:value-type="string">
            <text:p>[sPC8r^4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Siti Awaliyah</text:p>
          </table:table-cell>
          <table:table-cell office:value-type="float" office:value="1001926">
            <text:p>1001926</text:p>
          </table:table-cell>
          <table:table-cell office:value-type="string">
            <text:p>tIv31|%P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Siti Fatmawati</text:p>
          </table:table-cell>
          <table:table-cell office:value-type="float" office:value="1001936">
            <text:p>1001936</text:p>
          </table:table-cell>
          <table:table-cell office:value-type="string">
            <text:p>L=o3Ts9?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Siti Sabilla Urfhi</text:p>
          </table:table-cell>
          <table:table-cell office:value-type="float" office:value="1001946">
            <text:p>1001946</text:p>
          </table:table-cell>
          <table:table-cell office:value-type="string">
            <text:p>z_N=6Ex3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Tika Wulandari</text:p>
          </table:table-cell>
          <table:table-cell office:value-type="float" office:value="1001956">
            <text:p>1001956</text:p>
          </table:table-cell>
          <table:table-cell office:value-type="string">
            <text:p>_}faL1Z9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Windi Nurhasanah P</text:p>
          </table:table-cell>
          <table:table-cell office:value-type="float" office:value="1001966">
            <text:p>1001966</text:p>
          </table:table-cell>
          <table:table-cell office:value-type="string">
            <text:p>?b%1B7Qo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Yurizal Tri Chaerawan</text:p>
          </table:table-cell>
          <table:table-cell office:value-type="float" office:value="1001976">
            <text:p>1001976</text:p>
          </table:table-cell>
          <table:table-cell office:value-type="string">
            <text:p>j6xWT}~1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Yuzar Ardiansyah</text:p>
          </table:table-cell>
          <table:table-cell office:value-type="float" office:value="1001986">
            <text:p>1001986</text:p>
          </table:table-cell>
          <table:table-cell office:value-type="string">
            <text:p>&amp;GuL[1v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